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69pt"/>
    </style:style>
    <style:style style:name="co2" style:family="table-column">
      <style:table-column-properties fo:break-before="auto" style:column-width="31.49pt"/>
    </style:style>
    <style:style style:name="co3" style:family="table-column">
      <style:table-column-properties fo:break-before="auto" style:column-width="19.76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j_subject-008" table:style-name="ta1">
        <table:shapes>
          <draw:frame draw:z-index="0" draw:style-name="gr1" draw:text-style-name="P1" svg:width="255.37pt" svg:height="190.69pt" svg:x="355.63pt" svg:y="10.35pt">
            <loext:p draw:notify-on-update-of-ranges="'toj_subject-008'.A2:'toj_subject-008'.E2 'toj_subject-008'.A5:'toj_subject-008'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4.35pt" svg:height="194.46pt" svg:x="619.26pt" svg:y="12.59pt">
            <loext:p draw:notify-on-update-of-ranges="'toj_subject-008'.A7:'toj_subject-008'.E7 'toj_subject-008'.A10:'toj_subject-008'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7.49pt" svg:height="193.69pt" svg:x="872.67pt" svg:y="15.65pt">
            <loext:p draw:notify-on-update-of-ranges="'toj_subject-008'.A12:'toj_subject-008'.E12 'toj_subject-008'.A15:'toj_subject-008'.E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75.92pt" svg:height="190.69pt" svg:x="1126.06pt" svg:y="18.62pt">
            <loext:p draw:notify-on-update-of-ranges="'toj_subject-008'.A17:'toj_subject-008'.E17 'toj_subject-008'.A20:'toj_subject-008'.E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rgetLuminance=0.345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]/[.A3]" office:value-type="float" office:value="1" calcext:value-type="float">
            <text:p>1</text:p>
          </table:table-cell>
          <table:table-cell table:formula="of:=[.B4]/[.B3]" office:value-type="float" office:value="0.914285714285714" calcext:value-type="float">
            <text:p>0.9142857143</text:p>
          </table:table-cell>
          <table:table-cell table:formula="of:=[.C4]/[.C3]" office:value-type="float" office:value="0.514285714285714" calcext:value-type="float">
            <text:p>0.5142857143</text:p>
          </table:table-cell>
          <table:table-cell table:formula="of:=[.D4]/[.D3]" office:value-type="float" office:value="0" calcext:value-type="float">
            <text:p>0</text:p>
          </table:table-cell>
          <table:table-cell table:formula="of:=[.E4]/[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getLuminance=0.471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]/[.A8]" office:value-type="float" office:value="1" calcext:value-type="float">
            <text:p>1</text:p>
          </table:table-cell>
          <table:table-cell table:formula="of:=[.B9]/[.B8]" office:value-type="float" office:value="0.971428571428571" calcext:value-type="float">
            <text:p>0.9714285714</text:p>
          </table:table-cell>
          <table:table-cell table:formula="of:=[.C9]/[.C8]" office:value-type="float" office:value="0.4" calcext:value-type="float">
            <text:p>0.4</text:p>
          </table:table-cell>
          <table:table-cell table:formula="of:=[.D9]/[.D8]" office:value-type="float" office:value="0.0571428571428571" calcext:value-type="float">
            <text:p>0.0571428571</text:p>
          </table:table-cell>
          <table:table-cell table:formula="of:=[.E9]/[.E8]"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string" calcext:value-type="string">
            <text:p>TargetLuminance=0.596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]/[.A13]" office:value-type="float" office:value="0.971428571428571" calcext:value-type="float">
            <text:p>0.9714285714</text:p>
          </table:table-cell>
          <table:table-cell table:formula="of:=[.B14]/[.B13]" office:value-type="float" office:value="0.885714285714286" calcext:value-type="float">
            <text:p>0.8857142857</text:p>
          </table:table-cell>
          <table:table-cell table:formula="of:=[.C14]/[.C13]" office:value-type="float" office:value="0.571428571428571" calcext:value-type="float">
            <text:p>0.5714285714</text:p>
          </table:table-cell>
          <table:table-cell table:formula="of:=[.D14]/[.D13]" office:value-type="float" office:value="0" calcext:value-type="float">
            <text:p>0</text:p>
          </table:table-cell>
          <table:table-cell table:formula="of:=[.E14]/[.E13]"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string" calcext:value-type="string">
            <text:p>TargetLuminance=0.878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19]/[.A18]" office:value-type="float" office:value="1" calcext:value-type="float">
            <text:p>1</text:p>
          </table:table-cell>
          <table:table-cell table:formula="of:=[.B19]/[.B18]" office:value-type="float" office:value="0.971428571428571" calcext:value-type="float">
            <text:p>0.9714285714</text:p>
          </table:table-cell>
          <table:table-cell table:formula="of:=[.C19]/[.C18]" office:value-type="float" office:value="0.428571428571429" calcext:value-type="float">
            <text:p>0.4285714286</text:p>
          </table:table-cell>
          <table:table-cell table:formula="of:=[.D19]/[.D18]" office:value-type="float" office:value="0.0285714285714286" calcext:value-type="float">
            <text:p>0.0285714286</text:p>
          </table:table-cell>
          <table:table-cell table:formula="of:=[.E19]/[.E18]" office:value-type="float" office:value="0.0285714285714286" calcext:value-type="float">
            <text:p>0.0285714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21:00:23.758000000</dc:date>
    <meta:editing-duration>PT6M24S</meta:editing-duration>
    <meta:editing-cycles>1</meta:editing-cycles>
    <meta:document-statistic meta:table-count="1" meta:cell-count="84" meta:object-count="4"/>
    <meta:generator>LibreOffice/5.0.0.5$Windows_X86_64 LibreOffice_project/1b1a90865e348b492231e1c451437d7a15bb262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01cm" svg:height="6.728cm" xlink:href=".." xlink:type="simple" chart:class="chart:scatter" chart:style-name="ch1">
        <chart:plot-area chart:style-name="ch2" table:cell-range-address="'toj_subject-008'.A2:'toj_subject-008'.E2 'toj_subject-008'.A5:'toj_subject-008'.E5" svg:x="0.18cm" svg:y="0.134cm" svg:width="8.65cm" svg:height="6.46cm">
          <chartooo:coordinate-region svg:x="0.564cm" svg:y="0.334cm" svg:width="7.934cm" svg:height="5.61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8'.A5:'toj_subject-008'.E5" chart:class="chart:scatter">
            <chart:domain table:cell-range-address="'toj_subject-008'.A2:'toj_subject-008'.E2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8'.A2:'toj_subject-008'.E2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toj_subject-008'.A5:'toj_subject-008'.E5</svg:desc>
                </draw:g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621cm" svg:height="6.861cm" xlink:href=".." xlink:type="simple" chart:class="chart:scatter" chart:style-name="ch1">
        <chart:plot-area chart:style-name="ch2" table:cell-range-address="'toj_subject-008'.A7:'toj_subject-008'.E7 'toj_subject-008'.A10:'toj_subject-008'.E10" svg:x="0.172cm" svg:y="0.137cm" svg:width="8.277cm" svg:height="6.587cm">
          <chartooo:coordinate-region svg:x="0.556cm" svg:y="0.337cm" svg:width="7.561cm" svg:height="5.7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8'.A10:'toj_subject-008'.E10" chart:class="chart:scatter">
            <chart:domain table:cell-range-address="'toj_subject-008'.A7:'toj_subject-008'.E7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8'.A7:'toj_subject-008'.E7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toj_subject-008'.A10:'toj_subject-008'.E10</svg:desc>
                </draw:g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4">
                <text:p>0.4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0285714285714286">
                <text:p>0.0285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732cm" svg:height="6.834cm" xlink:href=".." xlink:type="simple" chart:class="chart:scatter" chart:style-name="ch1">
        <chart:plot-area chart:style-name="ch2" table:cell-range-address="'toj_subject-008'.A12:'toj_subject-008'.E12 'toj_subject-008'.A15:'toj_subject-008'.E15" svg:x="0.174cm" svg:y="0.136cm" svg:width="8.384cm" svg:height="6.562cm">
          <chartooo:coordinate-region svg:x="0.558cm" svg:y="0.336cm" svg:width="7.667cm" svg:height="5.7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8'.A15:'toj_subject-008'.E15" chart:class="chart:scatter">
            <chart:domain table:cell-range-address="'toj_subject-008'.A12:'toj_subject-008'.E12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8'.A12:'toj_subject-008'.E12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971428571428571">
                <text:p>0.971428571428571</text:p>
                <draw:g>
                  <svg:desc>'toj_subject-008'.A15:'toj_subject-008'.E15</svg:desc>
                </draw:g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735cm" svg:height="6.728cm" xlink:href=".." xlink:type="simple" chart:class="chart:scatter" chart:style-name="ch1">
        <chart:plot-area chart:style-name="ch2" table:cell-range-address="'toj_subject-008'.A17:'toj_subject-008'.E17 'toj_subject-008'.A20:'toj_subject-008'.E20" svg:x="0.194cm" svg:y="0.134cm" svg:width="9.347cm" svg:height="6.46cm">
          <chartooo:coordinate-region svg:x="0.578cm" svg:y="0.334cm" svg:width="8.631cm" svg:height="5.61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toj_subject-008'.A20:'toj_subject-008'.E20" chart:class="chart:scatter">
            <chart:domain table:cell-range-address="'toj_subject-008'.A17:'toj_subject-008'.E17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'toj_subject-008'.A17:'toj_subject-008'.E17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toj_subject-008'.A20:'toj_subject-008'.E20</svg:desc>
                </draw:g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